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8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ehmi Ar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-9-2021 de anlaşma yap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-11-2021 den itibaren süre başlat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ynı fiyata 2 ay süre uzatımı yapıldı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0-Kasım 2021 – 19 Kasım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24000" calcext:value-type="float">
            <text:p>24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 office:value-type="string" calcext:value-type="string">
            <text:p>20 Kasım 2021-22 kira bedeli</text:p>
          </table:table-cell>
          <table:table-cell table:formula="of:=[.C9]" office:value-type="float" office:value="24000" calcext:value-type="float">
            <text:p>24000</text:p>
          </table:table-cell>
          <table:table-cell table:formula="of:=[.C19]" office:value-type="float" office:value="24000" calcext:value-type="float">
            <text:p>24.000,00</text:p>
          </table:table-cell>
          <table:table-cell table:number-columns-repeated="1020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/>
          <table:table-cell office:value-type="float" office:value="-24000" calcext:value-type="float">
            <text:p>-24000</text:p>
          </table:table-cell>
          <table:table-cell table:formula="of:=[.D19]+[.C20]" office:value-type="float" office:value="0" calcext:value-type="float">
            <text:p>0,0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58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58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0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5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ı Soyadı / Unvanı</text:p>
          </table:table-cell>
          <table:table-cell table:style-name="ce105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resi</text:p>
          </table:table-cell>
          <table:table-cell table:style-name="ce105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Dairesi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No/TC Kimlik No</text:p>
          </table:table-cell>
          <table:table-cell table:style-name="ce105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0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Dairesi</text:p>
          </table:table-cell>
          <table:table-cell table:style-name="ce10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08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8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8"/>
          <table:table-cell table:style-name="ce31"/>
          <table:table-cell table:style-name="ce130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145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151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8"/>
          <table:table-cell table:style-name="ce31"/>
          <table:table-cell table:style-name="ce130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 table:number-columns-repeated="2"/>
          <table:covered-table-cell table:number-columns-repeated="7" table:style-name="ce14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table-cell table:style-name="ce145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1"/>
          <table:covered-table-cell table:number-columns-repeated="3" table:style-name="ce145"/>
          <table:covered-table-cell table:style-name="ce159"/>
          <table:table-cell table:style-name="ce159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0"/>
          <table:table-cell table:style-name="ce130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9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table-cell table:style-name="ce151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1"/>
          <table:covered-table-cell table:number-columns-repeated="3" table:style-name="ce151"/>
          <table:covered-table-cell table:style-name="ce159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0"/>
          <table:table-cell table:style-name="ce130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15:31:32.643965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1-11-09T15:47:19.024366511</dc:date>
    <meta:editing-cycles>27</meta:editing-cycles>
    <meta:editing-duration>PT7H47M53S</meta:editing-duration>
    <meta:generator>LibreOffice/7.1.6.2$Linux_X86_64 LibreOffice_project/10$Build-2</meta:generator>
    <meta:document-statistic meta:table-count="4" meta:cell-count="129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